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body>
    <office:text>
      <text:h text:outline-level="1" text:style-name="Heading_1" text:is-list-header="true">Datenbank foodplaner</text:h>
      <text:h text:outline-level="2" text:style-name="Heading_2" text:is-list-header="true">Tabellenstruktur für Tabelle calender_entry</text:h>
      <table:table table:name="calender_entry_structure">
        <table:table-column table:number-columns-repeated="5"/>
        <table:table-row>
          <table:table-cell office:value-type="string">
            <text:p>Spalte</text:p>
          </table:table-cell>
          <table:table-cell office:value-type="string">
            <text:p>Typ</text:p>
          </table:table-cell>
          <table:table-cell office:value-type="string">
            <text:p>Null</text:p>
          </table:table-cell>
          <table:table-cell office:value-type="string">
            <text:p>Standard</text:p>
          </table:table-cell>
          <table:table-cell office:value-type="string">
            <text:p>Kommentare</text:p>
          </table:table-cell>
        </table:table-row>
        <table:table-row>
          <table:table-cell office:value-type="string">
            <text:p>calender_entry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calender_entry_date</text:p>
          </table:table-cell>
          <table:table-cell office:value-type="string">
            <text:p>timestamp</text:p>
          </table:table-cell>
          <table:table-cell office:value-type="string">
            <text:p>Nein</text:p>
          </table:table-cell>
          <table:table-cell office:value-type="string">
            <text:p>CURRENT_TIMESTAMP</text:p>
          </table:table-cell>
          <table:table-cell office:value-type="string">
            <text:p/>
          </table:table-cell>
        </table:table-row>
        <table:table-row>
          <table:table-cell office:value-type="string">
            <text:p>group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recipe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
      <text:h text:outline-level="2" text:style-name="Heading_2" text:is-list-header="true">Daten für Tabelle calender_entry</text:h>
      <table:table table:name="calender_entry_structure">
        <table:table-column table:number-columns-repeated="4"/>
        <table:table-row>
          <table:table-cell office:value-type="string">
            <text:p>calender_entry_id</text:p>
          </table:table-cell>
          <table:table-cell office:value-type="string">
            <text:p>calender_entry_date</text:p>
          </table:table-cell>
          <table:table-cell office:value-type="string">
            <text:p>group_id</text:p>
          </table:table-cell>
          <table:table-cell office:value-type="string">
            <text:p>recipe_id</text:p>
          </table:table-cell>
        </table:table-row>
        <table:table-row>
          <table:table-cell office:value-type="float" office:value="1">
            <text:p>1</text:p>
          </table:table-cell>
          <table:table-cell office:value-type="string">
            <text:p>2020-11-24 12:39:05</text:p>
          </table:table-cell>
          <table:table-cell office:value-type="float" office:value="1">
            <text:p>1</text:p>
          </table:table-cell>
          <table:table-cell office:value-type="float" office:value="1">
            <text:p>1</text:p>
          </table:table-cell>
        </table:table-row>
      </table:table>
      <text:h text:outline-level="2" text:style-name="Heading_2" text:is-list-header="true">Tabellenstruktur für Tabelle groups</text:h>
      <table:table table:name="groups_structure">
        <table:table-column table:number-columns-repeated="5"/>
        <table:table-row>
          <table:table-cell office:value-type="string">
            <text:p>Spalte</text:p>
          </table:table-cell>
          <table:table-cell office:value-type="string">
            <text:p>Typ</text:p>
          </table:table-cell>
          <table:table-cell office:value-type="string">
            <text:p>Null</text:p>
          </table:table-cell>
          <table:table-cell office:value-type="string">
            <text:p>Standard</text:p>
          </table:table-cell>
          <table:table-cell office:value-type="string">
            <text:p>Kommentare</text:p>
          </table:table-cell>
        </table:table-row>
        <table:table-row>
          <table:table-cell office:value-type="string">
            <text:p>group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group_name</text:p>
          </table:table-cell>
          <table:table-cell office:value-type="string">
            <text:p>varchar(255)</text:p>
          </table:table-cell>
          <table:table-cell office:value-type="string">
            <text:p>Nein</text:p>
          </table:table-cell>
          <table:table-cell office:value-type="string">
            <text:p/>
          </table:table-cell>
          <table:table-cell office:value-type="string">
            <text:p/>
          </table:table-cell>
        </table:table-row>
        <table:table-row>
          <table:table-cell office:value-type="string">
            <text:p>group_private</text:p>
          </table:table-cell>
          <table:table-cell office:value-type="string">
            <text:p>tinyint(1)</text:p>
          </table:table-cell>
          <table:table-cell office:value-type="string">
            <text:p>Nein</text:p>
          </table:table-cell>
          <table:table-cell office:value-type="string">
            <text:p/>
          </table:table-cell>
          <table:table-cell office:value-type="string">
            <text:p/>
          </table:table-cell>
        </table:table-row>
        <table:table-row>
          <table:table-cell office:value-type="string">
            <text:p>group_password</text:p>
          </table:table-cell>
          <table:table-cell office:value-type="string">
            <text:p>varchar(255)</text:p>
          </table:table-cell>
          <table:table-cell office:value-type="string">
            <text:p>Nein</text:p>
          </table:table-cell>
          <table:table-cell office:value-type="string">
            <text:p/>
          </table:table-cell>
          <table:table-cell office:value-type="string">
            <text:p/>
          </table:table-cell>
        </table:table-row>
      </table:table>
      <text:h text:outline-level="2" text:style-name="Heading_2" text:is-list-header="true">Daten für Tabelle groups</text:h>
      <table:table table:name="groups_structure">
        <table:table-column table:number-columns-repeated="4"/>
        <table:table-row>
          <table:table-cell office:value-type="string">
            <text:p>group_id</text:p>
          </table:table-cell>
          <table:table-cell office:value-type="string">
            <text:p>group_name</text:p>
          </table:table-cell>
          <table:table-cell office:value-type="string">
            <text:p>group_private</text:p>
          </table:table-cell>
          <table:table-cell office:value-type="string">
            <text:p>group_password</text:p>
          </table:table-cell>
        </table:table-row>
        <table:table-row>
          <table:table-cell office:value-type="float" office:value="1">
            <text:p>1</text:p>
          </table:table-cell>
          <table:table-cell office:value-type="string">
            <text:p>Die coolen</text:p>
          </table:table-cell>
          <table:table-cell office:value-type="float" office:value="0">
            <text:p>0</text:p>
          </table:table-cell>
          <table:table-cell office:value-type="string">
            <text:p/>
          </table:table-cell>
        </table:table-row>
      </table:table>
      <text:h text:outline-level="2" text:style-name="Heading_2" text:is-list-header="true">Tabellenstruktur für Tabelle ingredients</text:h>
      <table:table table:name="ingredients_structure">
        <table:table-column table:number-columns-repeated="5"/>
        <table:table-row>
          <table:table-cell office:value-type="string">
            <text:p>Spalte</text:p>
          </table:table-cell>
          <table:table-cell office:value-type="string">
            <text:p>Typ</text:p>
          </table:table-cell>
          <table:table-cell office:value-type="string">
            <text:p>Null</text:p>
          </table:table-cell>
          <table:table-cell office:value-type="string">
            <text:p>Standard</text:p>
          </table:table-cell>
          <table:table-cell office:value-type="string">
            <text:p>Kommentare</text:p>
          </table:table-cell>
        </table:table-row>
        <table:table-row>
          <table:table-cell office:value-type="string">
            <text:p>ingredients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ingredients_name</text:p>
          </table:table-cell>
          <table:table-cell office:value-type="string">
            <text:p>varchar(255)</text:p>
          </table:table-cell>
          <table:table-cell office:value-type="string">
            <text:p>Nein</text:p>
          </table:table-cell>
          <table:table-cell office:value-type="string">
            <text:p/>
          </table:table-cell>
          <table:table-cell office:value-type="string">
            <text:p/>
          </table:table-cell>
        </table:table-row>
      </table:table>
      <text:h text:outline-level="2" text:style-name="Heading_2" text:is-list-header="true">Daten für Tabelle ingredients</text:h>
      <table:table table:name="ingredients_structure">
        <table:table-column table:number-columns-repeated="2"/>
        <table:table-row>
          <table:table-cell office:value-type="string">
            <text:p>ingredients_id</text:p>
          </table:table-cell>
          <table:table-cell office:value-type="string">
            <text:p>ingredients_name</text:p>
          </table:table-cell>
        </table:table-row>
      </table:table>
      <text:h text:outline-level="2" text:style-name="Heading_2" text:is-list-header="true">Tabellenstruktur für Tabelle ingredients_recipes</text:h>
      <table:table table:name="ingredients_recipes_structure">
        <table:table-column table:number-columns-repeated="5"/>
        <table:table-row>
          <table:table-cell office:value-type="string">
            <text:p>Spalte</text:p>
          </table:table-cell>
          <table:table-cell office:value-type="string">
            <text:p>Typ</text:p>
          </table:table-cell>
          <table:table-cell office:value-type="string">
            <text:p>Null</text:p>
          </table:table-cell>
          <table:table-cell office:value-type="string">
            <text:p>Standard</text:p>
          </table:table-cell>
          <table:table-cell office:value-type="string">
            <text:p>Kommentare</text:p>
          </table:table-cell>
        </table:table-row>
        <table:table-row>
          <table:table-cell office:value-type="string">
            <text:p>ingredients_recipes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ingredient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recipe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quantity</text:p>
          </table:table-cell>
          <table:table-cell office:value-type="string">
            <text:p>int</text:p>
          </table:table-cell>
          <table:table-cell office:value-type="string">
            <text:p>Nein</text:p>
          </table:table-cell>
          <table:table-cell office:value-type="string">
            <text:p/>
          </table:table-cell>
          <table:table-cell office:value-type="string">
            <text:p>Gramm</text:p>
          </table:table-cell>
        </table:table-row>
      </table:table>
      <text:h text:outline-level="2" text:style-name="Heading_2" text:is-list-header="true">Daten für Tabelle ingredients_recipes</text:h>
      <table:table table:name="ingredients_recipes_structure">
        <table:table-column table:number-columns-repeated="4"/>
        <table:table-row>
          <table:table-cell office:value-type="string">
            <text:p>ingredients_recipes_id</text:p>
          </table:table-cell>
          <table:table-cell office:value-type="string">
            <text:p>ingredient_id</text:p>
          </table:table-cell>
          <table:table-cell office:value-type="string">
            <text:p>recipe_id</text:p>
          </table:table-cell>
          <table:table-cell office:value-type="string">
            <text:p>quantity</text:p>
          </table:table-cell>
        </table:table-row>
      </table:table>
      <text:h text:outline-level="2" text:style-name="Heading_2" text:is-list-header="true">Tabellenstruktur für Tabelle recipes</text:h>
      <table:table table:name="recipes_structure">
        <table:table-column table:number-columns-repeated="5"/>
        <table:table-row>
          <table:table-cell office:value-type="string">
            <text:p>Spalte</text:p>
          </table:table-cell>
          <table:table-cell office:value-type="string">
            <text:p>Typ</text:p>
          </table:table-cell>
          <table:table-cell office:value-type="string">
            <text:p>Null</text:p>
          </table:table-cell>
          <table:table-cell office:value-type="string">
            <text:p>Standard</text:p>
          </table:table-cell>
          <table:table-cell office:value-type="string">
            <text:p>Kommentare</text:p>
          </table:table-cell>
        </table:table-row>
        <table:table-row>
          <table:table-cell office:value-type="string">
            <text:p>recipe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recipe_name</text:p>
          </table:table-cell>
          <table:table-cell office:value-type="string">
            <text:p>varchar(255)</text:p>
          </table:table-cell>
          <table:table-cell office:value-type="string">
            <text:p>Nein</text:p>
          </table:table-cell>
          <table:table-cell office:value-type="string">
            <text:p/>
          </table:table-cell>
          <table:table-cell office:value-type="string">
            <text:p/>
          </table:table-cell>
        </table:table-row>
        <table:table-row>
          <table:table-cell office:value-type="string">
            <text:p>recipe_description</text:p>
          </table:table-cell>
          <table:table-cell office:value-type="string">
            <text:p>varchar(16000)</text:p>
          </table:table-cell>
          <table:table-cell office:value-type="string">
            <text:p>Nein</text:p>
          </table:table-cell>
          <table:table-cell office:value-type="string">
            <text:p/>
          </table:table-cell>
          <table:table-cell office:value-type="string">
            <text:p/>
          </table:table-cell>
        </table:table-row>
      </table:table>
      <text:h text:outline-level="2" text:style-name="Heading_2" text:is-list-header="true">Daten für Tabelle recipes</text:h>
      <table:table table:name="recipes_structure">
        <table:table-column table:number-columns-repeated="3"/>
        <table:table-row>
          <table:table-cell office:value-type="string">
            <text:p>recipe_id</text:p>
          </table:table-cell>
          <table:table-cell office:value-type="string">
            <text:p>recipe_name</text:p>
          </table:table-cell>
          <table:table-cell office:value-type="string">
            <text:p>recipe_description</text:p>
          </table:table-cell>
        </table:table-row>
        <table:table-row>
          <table:table-cell office:value-type="float" office:value="1">
            <text:p>1</text:p>
          </table:table-cell>
          <table:table-cell office:value-type="string">
            <text:p>Curry Reis Pfanne</text:p>
          </table:table-cell>
          <table:table-cell office:value-type="string">
            <text:p>Den Reis kochen, Zwiebel in Würfel schneiden, zum Hackfleisch geben. Brötchen, Salz, Pfeffer und eine gehackte Knoblauchzehe dazu. Aus der Masse kleine Kugeln (etwa 2cm) formen und in Butter braten. Lauchzwiebeln in Ringe schneiden, restlichen Knoblauch hacken, Pilze wenn nötig klein schneiden, alles zu den Hackbällchen geben und mitbraten. Etwas Brühe angießen (1/8 l). Pfirsiche in Würfel schneiden. Den Reis zu den Hackbällchen geben, mit Curry, Salz und Pfeffer würzen. Pfirsiche dazu, etwas Pfirsichsaft angießen, alles aufkochen, fertig!</text:p>
          </table:table-cell>
        </table:table-row>
        <table:table-row>
          <table:table-cell office:value-type="float" office:value="2">
            <text:p>2</text:p>
          </table:table-cell>
          <table:table-cell office:value-type="string">
            <text:p>Hähnchen-Curry-Lauch-Suppe</text:p>
          </table:table-cell>
          <table:table-cell office:value-type="string">
            <text:p>Den Porree putzen, das Wurzelende sowie 2/3 vom Grün wegschneiden. Den Rest in ca. 5 mm breite Ringe schneiden, gut abspülen und in leicht gesalzenem Wasser garen.

In der Zwischenzeit die Hähnchenbrustfilets waschen, in ca. 2 cm große Stücke schneiden und in etwas Öl portionsweise in einer hohen Pfanne anbraten und beiseitestellen.

Die Paprika waschen, entkernen und in ca. 1 cm große Stücke schneiden. Die Zwiebeln schälen und zusammen mit der Paprika in etwas Öl anschwitzen. Nach ca. 5 Min. die geputzten und in Scheiben geschnittenen Champignons zugeben und weitere 5 Min. anschwitzen, danach beiseitestellen.

Die angebratenen Hähnchenstücke mit der Margarine oder Butter wieder in die Pfanne geben und kurz erhitzen. Das Mehl und das Currypulver zugeben, kurz anschwitzen und dann mit der Brühe ablöschen. Den Streichkäse zugeben und bei mittlerer Hitze unter Rühren schmelzen lassen, die Sahne einrühren. Die vorbereitete Paprika-Zwiebel-Pilz-Mischung sowie den gegarten Lauch zugeben und mit der Teriyakisauce, der Currypaste und etwas Pfeffer abschmecken. Bei geschlossenem Deckel noch ca. 5 Min. bei kleiner Hitze durchziehen lassen, gelegentlich umrühren. Zum Schluss die Petersilie unterrühren und die Suppe heiß servieren.</text:p>
          </table:table-cell>
        </table:table-row>
        <table:table-row>
          <table:table-cell office:value-type="float" office:value="4">
            <text:p>4</text:p>
          </table:table-cell>
          <table:table-cell office:value-type="string">
            <text:p>Hähnchen-Curry-Lauch-Suppe</text:p>
          </table:table-cell>
          <table:table-cell office:value-type="string">
            <text:p>Den Porree putzen, das Wurzelende sowie 2/3 vom Grün wegschneiden. Den Rest in ca. 5 mm breite Ringe schneiden, gut abspülen und in leicht gesalzenem Wasser garen.

In der Zwischenzeit die Hähnchenbrustfilets waschen, in ca. 2 cm große Stücke schneiden und in etwas Öl portionsweise in einer hohen Pfanne anbraten und beiseitestellen.

Die Paprika waschen, entkernen und in ca. 1 cm große Stücke schneiden. Die Zwiebeln schälen und zusammen mit der Paprika in etwas Öl anschwitzen. Nach ca. 5 Min. die geputzten und in Scheiben geschnittenen Champignons zugeben und weitere 5 Min. anschwitzen, danach beiseitestellen.

Die angebratenen Hähnchenstücke mit der Margarine oder Butter wieder in die Pfanne geben und kurz erhitzen. Das Mehl und das Currypulver zugeben, kurz anschwitzen und dann mit der Brühe ablöschen. Den Streichkäse zugeben und bei mittlerer Hitze unter Rühren schmelzen lassen, die Sahne einrühren. Die vorbereitete Paprika-Zwiebel-Pilz-Mischung sowie den gegarten Lauch zugeben und mit der Teriyakisauce, der Currypaste und etwas Pfeffer abschmecken. Bei geschlossenem Deckel noch ca. 5 Min. bei kleiner Hitze durchziehen lassen, gelegentlich umrühren. Zum Schluss die Petersilie unterrühren und die Suppe heiß servieren.</text:p>
          </table:table-cell>
        </table:table-row>
        <table:table-row>
          <table:table-cell office:value-type="float" office:value="5">
            <text:p>5</text:p>
          </table:table-cell>
          <table:table-cell office:value-type="string">
            <text:p>Einfacher Zwiebelkuchen</text:p>
          </table:table-cell>
          <table:table-cell office:value-type="string">
            <text:p>Mehl, Hefe, Zucker und Salz in eine Schüssel geben. In die Mitte eine Mulde drücken und das kalte Wasser hineingeben. Die weiche Butter zufügen und alles zu einem Teig kneten. Den Teig ca. 30 Minuten ruhen lassen.

Später auf einer mit Mehl bestäubten Arbeitsfläche in Backblechgröße ausrollen. Auf das Backblech legen und die Ränder nach oben andrücken.

Für die Füllung Ei und Sahne mit einem Pürierstab verquirlen und mit Salz, Muskat und Pfeffer würzen.

Zwiebel pellen, halbieren und in Streifen schneiden. Speck klein schneiden. Beides in einer Pfanne mit der Butter und dem Öl Farbe nehmen lassen. Den Topf vom Herd nehmen, die Eiermasse zufügen und unterrühren. Abschmecken und gegebenenfalls noch einmal nachwürzen.

Die Füllung auf den Teig geben, Käse darüber streuen und im vorgeheizten Backofen bei 200 °C ca. 30 min backen.

Dazu schmeckt ein Federweißer oder ein gut gekühlter Weißwein.</text:p>
          </table:table-cell>
        </table:table-row>
        <table:table-row>
          <table:table-cell office:value-type="float" office:value="6">
            <text:p>6</text:p>
          </table:table-cell>
          <table:table-cell office:value-type="string">
            <text:p>Schweinefilet auf Süßkartoffelpüree mit Lebkuchenjus und Rosenkohl</text:p>
          </table:table-cell>
          <table:table-cell office:value-type="string">
            <text:p>Kartoffeln waschen, schälen und klein schneiden. Anschließend in Salzwasser durchgaren und danach ausdampfen lassen. Den Topf wieder auf den Herd stellen, erhitzte Sahne und Milch dazu geben, mit Salz, Pfeffer und Muskat würzen. Nun die Masse mit einem Schneebesen glatt rühren, bis eine cremige Konsistenz entsteht. Noch einmal abschmecken.

Die Schweinemedaillons in einer Pfanne mit Rapsöl anbraten und anschließend im vorgeheizten Ofen bei 160 °C Umluft garen (ca. 12 min). Mit Salz und Pfeffer würzen.

Die Bratpfanne mit Rotwein ablöschen und Honig zufügen. Ist der Rotwein fast verkocht, mit dem Bratenfond auffüllen und den Lebkuchen mit hineingeben. Gegebenenfalls etwas einkochen. Abschmecken.

Den Rosenkohl blanchieren. Butter in einem Topf erhitzen und den Rosenkohl darin angehen lassen. Mit Salz und Muskat würzen. Semmelbrösel zufügen und weiter braten, bis diese etwas Farbe genommen haben.

Anrichten:
Das Püree auf einen flachen Teller geben, die Medaillons darauf seitlich anlegen ebenso wie den Rosenkohl. Nun das Fleisch mit der Bratensauce nappieren. Guten Appetit!
</text:p>
          </table:table-cell>
        </table:table-row>
      </table:table>
      <text:h text:outline-level="2" text:style-name="Heading_2" text:is-list-header="true">Tabellenstruktur für Tabelle users</text:h>
      <table:table table:name="users_structure">
        <table:table-column table:number-columns-repeated="5"/>
        <table:table-row>
          <table:table-cell office:value-type="string">
            <text:p>Spalte</text:p>
          </table:table-cell>
          <table:table-cell office:value-type="string">
            <text:p>Typ</text:p>
          </table:table-cell>
          <table:table-cell office:value-type="string">
            <text:p>Null</text:p>
          </table:table-cell>
          <table:table-cell office:value-type="string">
            <text:p>Standard</text:p>
          </table:table-cell>
          <table:table-cell office:value-type="string">
            <text:p>Kommentare</text:p>
          </table:table-cell>
        </table:table-row>
        <table:table-row>
          <table:table-cell office:value-type="string">
            <text:p>user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user_forename</text:p>
          </table:table-cell>
          <table:table-cell office:value-type="string">
            <text:p>varchar(255)</text:p>
          </table:table-cell>
          <table:table-cell office:value-type="string">
            <text:p>Nein</text:p>
          </table:table-cell>
          <table:table-cell office:value-type="string">
            <text:p/>
          </table:table-cell>
          <table:table-cell office:value-type="string">
            <text:p/>
          </table:table-cell>
        </table:table-row>
        <table:table-row>
          <table:table-cell office:value-type="string">
            <text:p>user_surname</text:p>
          </table:table-cell>
          <table:table-cell office:value-type="string">
            <text:p>varchar(255)</text:p>
          </table:table-cell>
          <table:table-cell office:value-type="string">
            <text:p>Nein</text:p>
          </table:table-cell>
          <table:table-cell office:value-type="string">
            <text:p/>
          </table:table-cell>
          <table:table-cell office:value-type="string">
            <text:p/>
          </table:table-cell>
        </table:table-row>
        <table:table-row>
          <table:table-cell office:value-type="string">
            <text:p>user_email</text:p>
          </table:table-cell>
          <table:table-cell office:value-type="string">
            <text:p>varchar(255)</text:p>
          </table:table-cell>
          <table:table-cell office:value-type="string">
            <text:p>Nein</text:p>
          </table:table-cell>
          <table:table-cell office:value-type="string">
            <text:p/>
          </table:table-cell>
          <table:table-cell office:value-type="string">
            <text:p/>
          </table:table-cell>
        </table:table-row>
      </table:table>
      <text:h text:outline-level="2" text:style-name="Heading_2" text:is-list-header="true">Daten für Tabelle users</text:h>
      <table:table table:name="users_structure">
        <table:table-column table:number-columns-repeated="4"/>
        <table:table-row>
          <table:table-cell office:value-type="string">
            <text:p>user_id</text:p>
          </table:table-cell>
          <table:table-cell office:value-type="string">
            <text:p>user_forename</text:p>
          </table:table-cell>
          <table:table-cell office:value-type="string">
            <text:p>user_surname</text:p>
          </table:table-cell>
          <table:table-cell office:value-type="string">
            <text:p>user_email</text:p>
          </table:table-cell>
        </table:table-row>
        <table:table-row>
          <table:table-cell office:value-type="float" office:value="1">
            <text:p>1</text:p>
          </table:table-cell>
          <table:table-cell office:value-type="string">
            <text:p>Marc Kevin</text:p>
          </table:table-cell>
          <table:table-cell office:value-type="string">
            <text:p>Zenzen</text:p>
          </table:table-cell>
          <table:table-cell office:value-type="string">
            <text:p>marckevinzenzen@gmx.de</text:p>
          </table:table-cell>
        </table:table-row>
        <table:table-row>
          <table:table-cell office:value-type="float" office:value="2">
            <text:p>2</text:p>
          </table:table-cell>
          <table:table-cell office:value-type="string">
            <text:p>Stefan </text:p>
          </table:table-cell>
          <table:table-cell office:value-type="string">
            <text:p>Steinhauer</text:p>
          </table:table-cell>
          <table:table-cell office:value-type="string">
            <text:p>stefansteinhauer@gmx.de</text:p>
          </table:table-cell>
        </table:table-row>
        <table:table-row>
          <table:table-cell office:value-type="float" office:value="3">
            <text:p>3</text:p>
          </table:table-cell>
          <table:table-cell office:value-type="string">
            <text:p>Luca</text:p>
          </table:table-cell>
          <table:table-cell office:value-type="string">
            <text:p>Stamos</text:p>
          </table:table-cell>
          <table:table-cell office:value-type="string">
            <text:p>lucastamos@gmx.de</text:p>
          </table:table-cell>
        </table:table-row>
      </table:table>
      <text:h text:outline-level="2" text:style-name="Heading_2" text:is-list-header="true">Tabellenstruktur für Tabelle users_groups</text:h>
      <table:table table:name="users_groups_structure">
        <table:table-column table:number-columns-repeated="5"/>
        <table:table-row>
          <table:table-cell office:value-type="string">
            <text:p>Spalte</text:p>
          </table:table-cell>
          <table:table-cell office:value-type="string">
            <text:p>Typ</text:p>
          </table:table-cell>
          <table:table-cell office:value-type="string">
            <text:p>Null</text:p>
          </table:table-cell>
          <table:table-cell office:value-type="string">
            <text:p>Standard</text:p>
          </table:table-cell>
          <table:table-cell office:value-type="string">
            <text:p>Kommentare</text:p>
          </table:table-cell>
        </table:table-row>
        <table:table-row>
          <table:table-cell office:value-type="string">
            <text:p>user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row>
          <table:table-cell office:value-type="string">
            <text:p>group_id</text:p>
          </table:table-cell>
          <table:table-cell office:value-type="string">
            <text:p>int</text:p>
          </table:table-cell>
          <table:table-cell office:value-type="string">
            <text:p>Nein</text:p>
          </table:table-cell>
          <table:table-cell office:value-type="string">
            <text:p/>
          </table:table-cell>
          <table:table-cell office:value-type="string">
            <text:p/>
          </table:table-cell>
        </table:table-row>
      </table:table>
      <text:h text:outline-level="2" text:style-name="Heading_2" text:is-list-header="true">Daten für Tabelle users_groups</text:h>
      <table:table table:name="users_groups_structure">
        <table:table-column table:number-columns-repeated="2"/>
        <table:table-row>
          <table:table-cell office:value-type="string">
            <text:p>user_id</text:p>
          </table:table-cell>
          <table:table-cell office:value-type="string">
            <text:p>group_id</text:p>
          </table:table-cell>
        </table:table-row>
        <table:table-row>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1">
            <text:p>1</text:p>
          </table:table-cell>
        </table:table-row>
        <table:table-row>
          <table:table-cell office:value-type="float" office:value="3">
            <text:p>3</text:p>
          </table:table-cell>
          <table:table-cell office:value-type="float" office:value="1">
            <text:p>1</text:p>
          </table:table-cell>
        </table:table-row>
      </table:table>
    </office:tex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5.0.4</meta:generator>
    <meta:initial-creator>phpMyAdmin 5.0.4</meta:initial-creator>
    <meta:creation-date>2020-11-24T12:58:49</meta:creation-date>
  </office:meta>
</office:document-meta>
</file>